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3cm" fo:min-width="3.1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3cm" fo:min-width="3.1cm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3cm" fo:min-width="3.392cm"/>
    </style:style>
    <style:style style:name="gr5" style:family="graphic" style:parent-style-name="standard">
      <style:graphic-properties draw:stroke="dash" draw:textarea-horizontal-align="right" draw:textarea-vertical-align="top" draw:auto-grow-height="false" fo:min-height="8.55cm" fo:min-width="10.5cm"/>
    </style:style>
    <style:style style:name="gr6" style:family="graphic" style:parent-style-name="standard">
      <style:graphic-properties draw:stroke="dash" draw:textarea-horizontal-align="right" draw:textarea-vertical-align="top" draw:auto-grow-height="false" fo:min-height="4.15cm" fo:min-width="6.5cm"/>
    </style:style>
    <style:style style:name="gr7" style:family="graphic" style:parent-style-name="standard">
      <style:graphic-properties draw:stroke="dash" draw:textarea-horizontal-align="right" draw:textarea-vertical-align="top" draw:auto-grow-height="false" fo:min-height="3.65cm" fo:min-width="6.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36cm" svg:height="1.08cm" svg:x="2.8cm" svg:y="1.3cm">
          <text:p text:style-name="P1"><text:span text:style-name="T1">Main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636cm" svg:height="1.08cm" svg:x="7.8cm" svg:y="1.7cm">
          <text:p text:style-name="P1"><text:span text:style-name="T1">Drawing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6cm" svg:height="1.08cm" svg:x="1.5cm" svg:y="5.2cm">
          <text:p text:style-name="P1"><text:span text:style-name="T1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636cm" svg:height="1.08cm" svg:x="2.064cm" svg:y="8.02cm">
          <text:p text:style-name="P1"><text:span text:style-name="T1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636cm" svg:height="1.08cm" svg:x="5.9cm" svg:y="8.02cm">
          <text:p text:style-name="P1"><text:span text:style-name="T1">Relations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6.436cm" svg:y1="1.84cm" svg:x2="7.8cm" svg:y2="2.24cm" draw:start-shape="id1" draw:start-glue-point="1" draw:end-shape="id2" draw:end-glue-point="3" svg:d="M6436 1840h682v400h682" svg:viewBox="0 0 1365 401">
          <text:p/>
        </draw:connector>
        <draw:connector draw:style-name="gr3" draw:text-style-name="P3" draw:layer="layout" svg:x1="3.3cm" svg:y1="6.28cm" svg:x2="3.882cm" svg:y2="8.02cm" draw:start-shape="id3" draw:start-glue-point="2" draw:end-shape="id4" draw:end-glue-point="0" svg:d="M3300 6280v870h582v870" svg:viewBox="0 0 583 1741">
          <text:p/>
        </draw:connector>
        <draw:connector draw:style-name="gr3" draw:text-style-name="P3" draw:layer="layout" svg:x1="3.3cm" svg:y1="6.28cm" svg:x2="7.718cm" svg:y2="8.02cm" draw:start-shape="id3" draw:start-glue-point="2" draw:end-shape="id5" draw:end-glue-point="0" svg:d="M3300 6280v870h4418v870" svg:viewBox="0 0 4419 1741">
          <text:p/>
        </draw:connector>
        <draw:connector draw:style-name="gr3" draw:text-style-name="P3" draw:layer="layout" svg:x1="4.618cm" svg:y1="2.38cm" svg:x2="3.3cm" svg:y2="5.2cm" draw:start-shape="id1" draw:start-glue-point="2" draw:end-shape="id3" draw:end-glue-point="0" svg:d="M4618 2380v1410h-1318v1410" svg:viewBox="0 0 1319 2821">
          <text:p/>
        </draw:connector>
        <draw:custom-shape draw:style-name="gr4" draw:text-style-name="P2" xml:id="id6" draw:id="id6" draw:layer="layout" svg:width="3.892cm" svg:height="1.08cm" svg:x="13.608cm" svg:y="6.42cm">
          <text:p text:style-name="P1"><text:span text:style-name="T1">Ma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636cm" svg:height="1.08cm" svg:x="14.064cm" svg:y="1.62cm">
          <text:p text:style-name="P1"><text:span text:style-name="T1">Graph Draw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636cm" svg:height="1.08cm" svg:x="14.1cm" svg:y="3.7cm">
          <text:p text:style-name="P1"><text:span text:style-name="T1">Gaussian L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0.346cm" svg:x1="13.608cm" svg:y1="6.96cm" svg:x2="5.1cm" svg:y2="5.74cm" draw:start-shape="id6" draw:start-glue-point="3" draw:end-shape="id3" draw:end-glue-point="1" svg:d="M13608 6960h-3908v-1220h-4600" svg:viewBox="0 0 8509 1221">
          <text:p/>
        </draw:connector>
        <draw:connector draw:style-name="gr3" draw:text-style-name="P3" draw:layer="layout" draw:line-skew="-0.4cm 0.199cm" svg:x1="11.436cm" svg:y1="2.24cm" svg:x2="15.882cm" svg:y2="2.7cm" draw:start-shape="id2" draw:start-glue-point="1" draw:end-shape="id7" draw:end-glue-point="2" svg:d="M11436 2240h914v1160h3532v-700" svg:viewBox="0 0 4447 1161">
          <text:p/>
        </draw:connector>
        <draw:connector draw:style-name="gr3" draw:text-style-name="P3" draw:layer="layout" svg:x1="17.7cm" svg:y1="2.16cm" svg:x2="17.736cm" svg:y2="4.24cm" draw:start-shape="id7" draw:start-glue-point="1" draw:end-shape="id8" draw:end-glue-point="1" svg:d="M17700 2160h537v2080h-501" svg:viewBox="0 0 538 2081">
          <text:p/>
        </draw:connector>
        <draw:custom-shape draw:style-name="gr4" draw:text-style-name="P2" xml:id="id9" draw:id="id9" draw:layer="layout" svg:width="3.892cm" svg:height="1.08cm" svg:x="13.608cm" svg:y="8.2cm">
          <text:p text:style-name="P1"><text:span text:style-name="T1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5.554cm" svg:y1="7.5cm" svg:x2="15.554cm" svg:y2="8.2cm" draw:start-shape="id6" draw:start-glue-point="2" draw:end-shape="id9" draw:end-glue-point="0" svg:d="M15554 7500v700" svg:viewBox="0 0 1 701">
          <text:p/>
        </draw:connector>
        <draw:connector draw:style-name="gr3" draw:text-style-name="P3" draw:layer="layout" draw:line-skew="-0.507cm" svg:x1="14.064cm" svg:y1="2.16cm" svg:x2="13.608cm" svg:y2="8.74cm" draw:start-shape="id7" draw:start-glue-point="3" draw:end-shape="id9" svg:d="M14064 2160h-1464v6580h1008" svg:viewBox="0 0 1465 6581">
          <text:p/>
        </draw:connector>
        <draw:custom-shape draw:style-name="gr5" draw:text-style-name="P5" draw:layer="layout" svg:width="11cm" svg:height="8.8cm" svg:x="1cm" svg:y="1cm">
          <text:p text:style-name="P4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cm" svg:height="4.4cm" svg:x="13cm" svg:y="1cm">
          <text:p text:style-name="P4"><text:span text:style-name="T2">View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cm" svg:height="3.9cm" svg:x="13cm" svg:y="5.9cm">
          <text:p text:style-name="P4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636cm" svg:height="1.08cm" svg:x="7cm" svg:y="3.9cm">
          <text:p text:style-name="P1"><text:span text:style-name="T1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svg:x1="9.618cm" svg:y1="2.78cm" svg:x2="8.818cm" svg:y2="3.9cm" draw:start-shape="id2" draw:start-glue-point="2" draw:end-shape="id10" draw:end-glue-point="0" svg:d="M9618 2780v560h-800v560" svg:viewBox="0 0 801 1121">
          <text:p/>
        </draw:connector>
        <draw:connector draw:style-name="gr8" draw:text-style-name="P6" draw:layer="layout" svg:x1="7cm" svg:y1="4.44cm" svg:x2="5.1cm" svg:y2="5.74cm" draw:start-shape="id10" draw:start-glue-point="3" draw:end-shape="id3" draw:end-glue-point="1" svg:d="M7000 4440h-950v1300h-950" svg:viewBox="0 0 190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7:34:52.699780251</meta:creation-date>
    <meta:editing-duration>PT18M11S</meta:editing-duration>
    <meta:editing-cycles>5</meta:editing-cycles>
    <meta:generator>LibreOffice/4.4.2.2$Linux_X86_64 LibreOffice_project/40m0$Build-2</meta:generator>
    <dc:date>2015-04-27T02:17:38.182910477</dc:date>
    <meta:document-statistic meta:object-count="24"/>
  </office:meta>
</office:document-meta>
</file>